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roman" style:font-pitch="variable"/>
    <style:font-face style:name="Inter" svg:font-family="Inter, 'Inter Fallback', ui-sans-serif, system-ui,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roman" style:font-pitch="variable"/>
    <style:font-face style:name="NSimSun" svg:font-family="NSimSun" style:font-family-generic="roman"/>
    <style:font-face style:name="Noto Sans CJK SC" svg:font-family="'Noto Sans CJK SC'" style:font-family-generic="roman"/>
    <style:font-face style:name="Noto Sans Devanagari" svg:font-family="'Noto Sans Devanagari'" style:font-family-generic="roman"/>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Standard">
      <style:paragraph-properties fo:text-align="center" style:justify-single-word="false"/>
      <style:text-properties style:use-window-font-color="true" loext:opacity="0%" fo:font-weight="bold" style:font-weight-asian="bold"/>
    </style:style>
    <style:style style:name="P2" style:family="paragraph" style:parent-style-name="Standard">
      <style:text-properties style:use-window-font-color="true" loext:opacity="0%" style:font-name="Times New Roman1" fo:font-size="14pt" style:font-size-asian="14pt"/>
    </style:style>
    <style:style style:name="P3" style:family="paragraph" style:parent-style-name="Standard">
      <style:paragraph-properties fo:text-align="center" style:justify-single-word="false"/>
      <style:text-properties style:use-window-font-color="true" loext:opacity="0%" style:font-name="Times New Roman1" fo:font-size="14pt" style:font-size-asian="14pt"/>
    </style:style>
    <style:style style:name="P4" style:family="paragraph" style:parent-style-name="Standard">
      <style:paragraph-properties fo:text-align="center" style:justify-single-word="false"/>
      <style:text-properties style:use-window-font-color="true" loext:opacity="0%" style:font-name="Times New Roman1" fo:font-size="14pt" officeooo:paragraph-rsid="0020ae62" style:font-size-asian="14pt"/>
    </style:style>
    <style:style style:name="P5" style:family="paragraph" style:parent-style-name="Standard">
      <style:paragraph-properties fo:margin-left="3.4417in" fo:margin-right="0in" fo:text-indent="0in" style:auto-text-indent="false"/>
      <style:text-properties style:use-window-font-color="true" loext:opacity="0%" style:font-name="Times New Roman1" fo:font-size="14pt" style:font-size-asian="14pt"/>
    </style:style>
    <style:style style:name="P6"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1" fo:font-size="14pt" officeooo:paragraph-rsid="0032a530" style:font-size-asian="14pt"/>
    </style:style>
    <style:style style:name="P7" style:family="paragraph" style:parent-style-name="Standard">
      <style:paragraph-properties fo:margin-left="2.95in" fo:margin-right="0in" fo:text-indent="0.4917in" style:auto-text-indent="false"/>
      <style:text-properties style:use-window-font-color="true" loext:opacity="0%" style:font-name="Times New Roman1" fo:font-size="14pt" style:font-size-asian="14pt"/>
    </style:style>
    <style:style style:name="P8" style:family="paragraph" style:parent-style-name="Standard">
      <style:paragraph-properties fo:text-align="end" style:justify-single-word="false"/>
      <style:text-properties style:use-window-font-color="true" loext:opacity="0%" style:font-name="Times New Roman1" fo:font-size="14pt" officeooo:rsid="0032a530" officeooo:paragraph-rsid="0032a530" style:font-size-asian="14pt"/>
    </style:style>
    <style:style style:name="P9" style:family="paragraph" style:parent-style-name="Standard">
      <style:paragraph-properties fo:text-align="end" style:justify-single-word="false"/>
      <style:text-properties style:use-window-font-color="true" loext:opacity="0%" style:font-name="Times New Roman1" fo:font-size="14pt" officeooo:rsid="006fb2b2" officeooo:paragraph-rsid="006fb2b2" style:font-size-asian="14pt"/>
    </style:style>
    <style:style style:name="P10"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1" fo:font-size="14pt" officeooo:rsid="0076c529" officeooo:paragraph-rsid="0076c529" style:font-size-asian="14pt"/>
    </style:style>
    <style:style style:name="P11"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fo:font-weight="bold" officeooo:rsid="00714d45" officeooo:paragraph-rsid="00714d45" style:font-name-asian="Times New Roman" style:font-size-asian="14pt" style:language-asian="zh" style:country-asian="CN" style:font-weight-asian="bold" style:font-name-complex="Times New Roman" style:font-size-complex="14pt" style:language-complex="hi" style:country-complex="IN" style:font-weight-complex="bold"/>
    </style:style>
    <style:style style:name="P12"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fo:font-weight="bold" officeooo:rsid="0073380a" officeooo:paragraph-rsid="0073380a" style:font-name-asian="Times New Roman" style:font-size-asian="14pt" style:language-asian="zh" style:country-asian="CN" style:font-weight-asian="bold" style:font-name-complex="Times New Roman" style:font-size-complex="14pt" style:language-complex="hi" style:country-complex="IN" style:font-weight-complex="bold"/>
    </style:style>
    <style:style style:name="P13"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fo:font-weight="bold" officeooo:rsid="0074a926" officeooo:paragraph-rsid="0074a926" style:font-name-asian="Times New Roman" style:font-size-asian="14pt" style:language-asian="zh" style:country-asian="CN" style:font-weight-asian="bold" style:font-name-complex="Times New Roman" style:font-size-complex="14pt" style:language-complex="hi" style:country-complex="IN" style:font-weight-complex="bold"/>
    </style:style>
    <style:style style:name="P14"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fo:font-weight="normal" officeooo:rsid="00714d45" officeooo:paragraph-rsid="0073380a"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P15"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fo:language="ru" fo:country="RU" fo:font-style="normal" fo:font-weight="normal" officeooo:rsid="00714d45" officeooo:paragraph-rsid="0074a926" style:font-name-asian="Times New Roman" style:font-size-asian="14pt" style:language-asian="zh" style:country-asian="CN" style:font-style-asian="normal" style:font-weight-asian="normal" style:font-name-complex="Times New Roman" style:font-size-complex="14pt" style:language-complex="hi" style:country-complex="IN" style:font-style-complex="normal"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officeooo:rsid="00645043" officeooo:paragraph-rsid="00645043" style:font-size-asian="12.25pt" style:font-size-complex="14pt"/>
    </style:style>
    <style:style style:name="P17" style:family="paragraph" style:parent-style-name="Standard">
      <style:paragraph-properties fo:text-align="center" style:justify-single-word="false"/>
      <style:text-properties style:use-window-font-color="true" loext:opacity="0%" style:font-name="Times New Roman1" fo:font-size="22pt" officeooo:rsid="006fb2b2" officeooo:paragraph-rsid="006fb2b2" style:font-size-asian="22pt"/>
    </style:style>
    <style:style style:name="P18" style:family="paragraph" style:parent-style-name="Standard">
      <style:paragraph-properties fo:text-align="center" style:justify-single-word="false"/>
      <style:text-properties style:use-window-font-color="true" loext:opacity="0%" style:font-name="Times New Roman1" fo:font-size="22pt" style:font-size-asian="22pt"/>
    </style:style>
    <style:style style:name="P19" style:family="paragraph" style:parent-style-name="Standard">
      <style:paragraph-properties fo:text-align="center" style:justify-single-word="false"/>
      <style:text-properties style:use-window-font-color="true" loext:opacity="0%" style:font-name="Times New Roman1" fo:font-size="22pt" officeooo:paragraph-rsid="006fb2b2" style:font-size-asian="22pt"/>
    </style:style>
    <style:style style:name="P20" style:family="paragraph" style:parent-style-name="Standard">
      <style:paragraph-properties fo:text-align="center" style:justify-single-word="false"/>
      <style:text-properties style:use-window-font-color="true" loext:opacity="0%" style:font-name="Times New Roman1" fo:font-size="20pt" fo:language="ru" fo:country="RU" officeooo:rsid="003c7bc7" style:font-size-asian="20pt"/>
    </style:style>
    <style:style style:name="P21" style:family="paragraph" style:parent-style-name="Standard">
      <style:paragraph-properties fo:line-height="150%"/>
      <style:text-properties style:use-window-font-color="true" loext:opacity="0%" style:font-name="Times New Roman1" fo:font-size="18pt" fo:font-weight="bold" officeooo:rsid="00714d45" officeooo:paragraph-rsid="00714d45" style:font-size-asian="18pt" style:font-weight-asian="bold" style:font-size-complex="18pt"/>
    </style:style>
    <style:style style:name="P2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8pt" fo:font-weight="bold" officeooo:paragraph-rsid="001dd77c" style:font-size-asian="18pt" style:font-weight-asian="bold" style:font-size-complex="18pt" style:font-weight-complex="bold"/>
    </style:style>
    <style:style style:name="P23" style:family="paragraph" style:parent-style-name="Standard">
      <style:paragraph-properties fo:line-height="150%"/>
      <style:text-properties style:use-window-font-color="true" loext:opacity="0%" style:font-name="Times New Roman1" fo:font-size="18pt" fo:font-weight="bold" officeooo:rsid="0073380a" officeooo:paragraph-rsid="007aa04f" style:font-size-asian="18pt" style:font-weight-asian="bold" style:font-size-complex="18pt"/>
    </style:style>
    <style:style style:name="P24"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21pt" fo:font-weight="bold" officeooo:paragraph-rsid="001dd77c" style:font-size-asian="21pt" style:font-weight-asian="bold" style:font-size-complex="21pt" style:font-weight-complex="bold"/>
    </style:style>
    <style:style style:name="P25" style:family="paragraph" style:parent-style-name="Standard" style:list-style-name="List_20_1">
      <style:paragraph-properties fo:line-height="150%" fo:text-align="justify" style:justify-single-word="false"/>
      <style:text-properties style:use-window-font-color="true" loext:opacity="0%" style:font-name="Times New Roman1" fo:font-size="14pt" fo:letter-spacing="0.0008in" fo:font-weight="normal" officeooo:rsid="00714d45" officeooo:paragraph-rsid="0073380a"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P26" style:family="paragraph" style:parent-style-name="Standard" style:list-style-name="List_20_1">
      <style:paragraph-properties fo:line-height="150%" fo:text-align="justify" style:justify-single-word="false" style:writing-mode="lr-tb"/>
      <style:text-properties style:use-window-font-color="true" loext:opacity="0%" style:font-name="Times New Roman1" fo:font-size="14pt" fo:letter-spacing="0.0008in" fo:font-weight="normal" officeooo:rsid="00714d45" officeooo:paragraph-rsid="0073380a"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P27" style:family="paragraph" style:parent-style-name="Standard" style:list-style-name="List_20_1">
      <style:paragraph-properties fo:line-height="150%" fo:text-align="justify" style:justify-single-word="false"/>
      <style:text-properties style:use-window-font-color="true" loext:opacity="0%" style:font-name="Times New Roman1" fo:font-size="14pt" fo:letter-spacing="0.0008in" fo:font-weight="normal" officeooo:rsid="00714d45" officeooo:paragraph-rsid="0074a926"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P28" style:family="paragraph" style:parent-style-name="Standard" style:list-style-name="List_20_1">
      <style:paragraph-properties fo:line-height="150%" fo:text-align="justify" style:justify-single-word="false" style:writing-mode="lr-tb"/>
      <style:text-properties style:use-window-font-color="true" loext:opacity="0%" style:font-name="Times New Roman1" fo:font-size="14pt" fo:letter-spacing="0.0008in" fo:font-weight="normal" officeooo:rsid="00714d45" officeooo:paragraph-rsid="0074a926"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P29"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fo:font-weight="normal" officeooo:rsid="00714d45" officeooo:paragraph-rsid="0073380a"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P30" style:family="paragraph" style:parent-style-name="Standard" style:list-style-name="List_20_1">
      <style:paragraph-properties fo:line-height="150%" fo:text-align="justify" style:justify-single-word="false"/>
      <style:text-properties style:use-window-font-color="true" loext:opacity="0%" style:font-name="Times New Roman1" fo:font-size="14pt" fo:letter-spacing="0.0008in" fo:language="ru" fo:country="RU" fo:font-style="normal" fo:font-weight="normal" officeooo:rsid="00714d45" officeooo:paragraph-rsid="0073380a" style:font-name-asian="Times New Roman" style:font-size-asian="14pt" style:language-asian="zh" style:country-asian="CN" style:font-style-asian="normal" style:font-weight-asian="normal" style:font-name-complex="Times New Roman" style:font-size-complex="14pt" style:language-complex="hi" style:country-complex="IN" style:font-style-complex="normal" style:font-weight-complex="normal"/>
    </style:style>
    <style:style style:name="P31" style:family="paragraph" style:parent-style-name="Standard" style:list-style-name="List_20_1">
      <style:paragraph-properties fo:line-height="150%" fo:text-align="justify" style:justify-single-word="false" style:writing-mode="lr-tb"/>
      <style:text-properties style:use-window-font-color="true" loext:opacity="0%" style:font-name="Times New Roman1" fo:font-size="14pt" fo:letter-spacing="0.0008in" fo:language="ru" fo:country="RU" fo:font-style="normal" fo:font-weight="normal" officeooo:rsid="00714d45" officeooo:paragraph-rsid="0073380a" style:font-name-asian="Times New Roman" style:font-size-asian="14pt" style:language-asian="zh" style:country-asian="CN" style:font-style-asian="normal" style:font-weight-asian="normal" style:font-name-complex="Times New Roman" style:font-size-complex="14pt" style:language-complex="hi" style:country-complex="IN" style:font-style-complex="normal" style:font-weight-complex="normal"/>
    </style:style>
    <style:style style:name="P32" style:family="paragraph" style:parent-style-name="Standard" style:list-style-name="List_20_1">
      <style:paragraph-properties fo:line-height="150%" fo:text-align="justify" style:justify-single-word="false"/>
      <style:text-properties style:use-window-font-color="true" loext:opacity="0%" style:font-name="Times New Roman1" fo:font-size="14pt" fo:letter-spacing="0.0008in" fo:language="ru" fo:country="RU" fo:font-style="normal" fo:font-weight="normal" officeooo:rsid="00714d45" officeooo:paragraph-rsid="0074a926" style:font-name-asian="Times New Roman" style:font-size-asian="14pt" style:language-asian="zh" style:country-asian="CN" style:font-style-asian="normal" style:font-weight-asian="normal" style:font-name-complex="Times New Roman" style:font-size-complex="14pt" style:language-complex="hi" style:country-complex="IN" style:font-style-complex="normal" style:font-weight-complex="normal"/>
    </style:style>
    <style:style style:name="P33" style:family="paragraph" style:parent-style-name="Standard" style:list-style-name="List_20_1">
      <style:paragraph-properties fo:line-height="150%" fo:text-align="justify" style:justify-single-word="false" style:writing-mode="lr-tb"/>
      <style:text-properties style:use-window-font-color="true" loext:opacity="0%" style:font-name="Times New Roman1" fo:font-size="14pt" fo:letter-spacing="0.0008in" fo:language="ru" fo:country="RU" fo:font-style="normal" fo:font-weight="normal" officeooo:rsid="00714d45" officeooo:paragraph-rsid="0074a926" style:font-name-asian="Times New Roman" style:font-size-asian="14pt" style:language-asian="zh" style:country-asian="CN" style:font-style-asian="normal" style:font-weight-asian="normal" style:font-name-complex="Times New Roman" style:font-size-complex="14pt" style:language-complex="hi" style:country-complex="IN" style:font-style-complex="normal" style:font-weight-complex="normal"/>
    </style:style>
    <style:style style:name="P34" style:family="paragraph" style:parent-style-name="Standard" style:list-style-name="List_20_1">
      <style:paragraph-properties fo:line-height="150%" fo:text-align="justify" style:justify-single-word="false"/>
      <style:text-properties style:use-window-font-color="true" loext:opacity="0%" style:font-name="Times New Roman1" fo:font-size="14pt" fo:letter-spacing="0.0008in" fo:language="ru" fo:country="RU" fo:font-style="normal" fo:font-weight="normal" officeooo:rsid="00714d45" officeooo:paragraph-rsid="0080e62f" style:font-name-asian="Times New Roman" style:font-size-asian="14pt" style:language-asian="zh" style:country-asian="CN" style:font-style-asian="normal" style:font-weight-asian="normal" style:font-name-complex="Times New Roman" style:font-size-complex="14pt" style:language-complex="hi" style:country-complex="IN" style:font-style-complex="normal" style:font-weight-complex="normal"/>
    </style:style>
    <style:style style:name="P35"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rsid="007ddd35" officeooo:paragraph-rsid="007ddd35" style:font-name-asian="Times New Roman" style:font-size-asian="14pt" style:language-asian="zh" style:country-asian="CN" style:font-name-complex="Times New Roman" style:font-size-complex="14pt" style:language-complex="hi" style:country-complex="IN"/>
    </style:style>
    <style:style style:name="P36" style:family="paragraph" style:parent-style-name="Standard">
      <style:paragraph-properties fo:margin-left="0in" fo:margin-right="0in" fo:line-height="150%" fo:text-align="justify" style:justify-single-word="false" fo:text-indent="0in" style:auto-text-indent="false" style:writing-mode="lr-tb"/>
      <style:text-properties style:use-window-font-color="true" loext:opacity="0%" style:font-name="Times New Roman1" fo:font-size="14pt" fo:letter-spacing="0.0008in" officeooo:rsid="007ddd35" officeooo:paragraph-rsid="007ddd35" style:font-name-asian="Times New Roman" style:font-size-asian="14pt" style:language-asian="zh" style:country-asian="CN" style:font-name-complex="Times New Roman" style:font-size-complex="14pt" style:language-complex="hi" style:country-complex="IN"/>
    </style:style>
    <style:style style:name="P37"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fo:font-weight="bold" officeooo:rsid="007ddd35" officeooo:paragraph-rsid="007ddd35" style:font-name-asian="Times New Roman" style:font-size-asian="14pt" style:language-asian="zh" style:country-asian="CN" style:font-weight-asian="bold" style:font-name-complex="Times New Roman" style:font-size-complex="14pt" style:language-complex="hi" style:country-complex="IN" style:font-weight-complex="bold"/>
    </style:style>
    <style:style style:name="P38" style:family="paragraph" style:parent-style-name="Standard">
      <style:paragraph-properties fo:margin-left="0in" fo:margin-right="0in" fo:line-height="150%" fo:text-align="justify" style:justify-single-word="false" fo:text-indent="0in" style:auto-text-indent="false" style:writing-mode="lr-tb"/>
      <style:text-properties style:use-window-font-color="true" loext:opacity="0%" style:font-name="Times New Roman1" fo:font-size="14pt" fo:letter-spacing="0.0008in" officeooo:rsid="007ddd35" officeooo:paragraph-rsid="007ddd35" fo:background-color="#e6e6ff" style:font-name-asian="Times New Roman" style:font-size-asian="14pt" style:language-asian="zh" style:country-asian="CN" style:font-name-complex="Times New Roman" style:font-size-complex="14pt" style:language-complex="hi" style:country-complex="IN"/>
    </style:style>
    <style:style style:name="P39" style:family="paragraph" style:parent-style-name="Standard">
      <style:paragraph-properties fo:margin-left="0in" fo:margin-right="0in" fo:line-height="150%" fo:text-align="justify" style:justify-single-word="false" fo:text-indent="0in" style:auto-text-indent="false" style:writing-mode="lr-tb"/>
      <style:text-properties style:use-window-font-color="true" loext:opacity="0%" style:font-name="Times New Roman1" fo:font-size="14pt" fo:letter-spacing="0.0008in" officeooo:rsid="007ddd35" officeooo:paragraph-rsid="007e0639" fo:background-color="#e6e6ff" style:font-name-asian="Times New Roman" style:font-size-asian="14pt" style:language-asian="zh" style:country-asian="CN" style:font-name-complex="Times New Roman" style:font-size-complex="14pt" style:language-complex="hi" style:country-complex="IN"/>
    </style:style>
    <style:style style:name="P40" style:family="paragraph" style:parent-style-name="Standard" style:list-style-name="L3" style:master-page-name="">
      <loext:graphic-properties draw:fill="none"/>
      <style:paragraph-properties fo:margin-left="0.25in" fo:margin-right="0in" fo:margin-top="0in" fo:margin-bottom="0in" style:contextual-spacing="false" fo:line-height="150%" fo:text-align="justify" style:justify-single-word="false" fo:orphans="2" fo:widows="2" fo:hyphenation-ladder-count="no-limit" fo:text-indent="-0.25in" style:auto-text-indent="false" style:page-number="auto" fo:background-color="transparent" style:writing-mode="lr-tb"/>
      <style:text-properties style:use-window-font-color="true" loext:opacity="0%" style:font-name="Times New Roman1" fo:font-size="14pt" fo:letter-spacing="0.0008in" officeooo:rsid="007e0639" officeooo:paragraph-rsid="007e0639" fo:background-color="#ffffff" style:font-name-asian="Times New Roman" style:font-size-asian="14pt" style:language-asian="zh" style:country-asian="CN" style:font-name-complex="Times New Roman"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3">
      <loext:graphic-properties draw:fill="none"/>
      <style:paragraph-properties fo:margin-left="0.25in" fo:margin-right="0in" fo:margin-top="0in" fo:margin-bottom="0in" style:contextual-spacing="false" fo:line-height="150%" fo:text-align="justify" style:justify-single-word="false" fo:orphans="2" fo:widows="2" fo:hyphenation-ladder-count="no-limit" fo:text-indent="-0.25in" style:auto-text-indent="false" fo:background-color="transparent" style:writing-mode="lr-tb"/>
      <style:text-properties style:use-window-font-color="true" loext:opacity="0%" style:font-name="Times New Roman1" fo:font-size="14pt" fo:letter-spacing="0.0008in" officeooo:rsid="007ddd35" officeooo:paragraph-rsid="007e0639" fo:background-color="#ffffff" style:font-name-asian="Times New Roman" style:font-size-asian="14pt" style:language-asian="zh" style:country-asian="CN" style:font-name-complex="Times New Roman"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L4" style:master-page-name="">
      <loext:graphic-properties draw:fill="none"/>
      <style:paragraph-properties fo:margin-left="0.25in" fo:margin-right="0in" fo:margin-top="0in" fo:margin-bottom="0in" style:contextual-spacing="false" fo:line-height="150%" fo:text-align="justify" style:justify-single-word="false" fo:orphans="2" fo:widows="2" fo:hyphenation-ladder-count="no-limit" fo:text-indent="-0.25in" style:auto-text-indent="false" style:page-number="auto" fo:background-color="transparent" style:writing-mode="lr-tb"/>
      <style:text-properties officeooo:paragraph-rsid="00187cdf"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4" style:master-page-name="">
      <loext:graphic-properties draw:fill="none"/>
      <style:paragraph-properties fo:margin-left="0.25in" fo:margin-right="0in" fo:margin-top="0in" fo:margin-bottom="0in" style:contextual-spacing="false" fo:line-height="150%" fo:text-align="justify" style:justify-single-word="false" fo:orphans="2" fo:widows="2" fo:hyphenation-ladder-count="no-limit" fo:text-indent="-0.25in" style:auto-text-indent="false" style:page-number="auto" fo:background-color="transparent" style:writing-mode="lr-tb"/>
      <style:text-properties officeooo:paragraph-rsid="00187cdf"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list-style-name="L6" style:master-page-name="">
      <loext:graphic-properties draw:fill="none"/>
      <style:paragraph-properties fo:margin-left="0.25in" fo:margin-right="0in" fo:margin-top="0in" fo:margin-bottom="0in" style:contextual-spacing="false" fo:line-height="150%" fo:text-align="justify" style:justify-single-word="false" fo:orphans="2" fo:widows="2" fo:hyphenation-ladder-count="no-limit" fo:text-indent="-0.25in" style:auto-text-indent="false" style:page-number="auto" fo:background-color="transparent" style:writing-mode="lr-tb"/>
      <style:text-properties officeooo:paragraph-rsid="00714d45"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margin-left="0in" fo:margin-right="0in" fo:line-height="150%" fo:text-align="justify" style:justify-single-word="false" fo:text-indent="0in" style:auto-text-indent="false"/>
      <style:text-properties officeooo:rsid="00714d45" officeooo:paragraph-rsid="00714d45"/>
    </style:style>
    <style:style style:name="T1" style:family="text">
      <style:text-properties officeooo:rsid="00714d45"/>
    </style:style>
    <style:style style:name="T2" style:family="text">
      <style:text-properties officeooo:rsid="0032a530"/>
    </style:style>
    <style:style style:name="T3" style:family="text">
      <style:text-properties officeooo:rsid="004bfe69"/>
    </style:style>
    <style:style style:name="T4" style:family="text">
      <style:text-properties officeooo:rsid="006fb2b2"/>
    </style:style>
    <style:style style:name="T5" style:family="text">
      <style:text-properties officeooo:rsid="0073380a"/>
    </style:style>
    <style:style style:name="T6" style:family="text">
      <style:text-properties fo:language="ru" fo:country="RU" fo:font-style="normal" style:font-style-asian="normal" style:font-style-complex="normal"/>
    </style:style>
    <style:style style:name="T7" style:family="text">
      <style:text-properties fo:language="ru" fo:country="RU" fo:font-style="normal" officeooo:rsid="0073380a" style:font-style-asian="normal" style:font-style-complex="normal"/>
    </style:style>
    <style:style style:name="T8" style:family="text">
      <style:text-properties fo:language="ru" fo:country="RU" fo:font-style="normal" officeooo:rsid="0074a926" style:font-style-asian="normal" style:font-style-complex="normal"/>
    </style:style>
    <style:style style:name="T9" style:family="text">
      <style:text-properties fo:language="ru" fo:country="RU" fo:font-style="normal" officeooo:rsid="007f2ed3" style:font-style-asian="normal" style:font-style-complex="normal"/>
    </style:style>
    <style:style style:name="T10" style:family="text">
      <style:text-properties fo:language="ru" fo:country="RU" officeooo:rsid="0081555d"/>
    </style:style>
    <style:style style:name="T11" style:family="text">
      <style:text-properties fo:font-weight="normal" style:font-weight-asian="normal" style:font-weight-complex="normal"/>
    </style:style>
    <style:style style:name="T12" style:family="text">
      <style:text-properties fo:font-weight="normal" officeooo:rsid="004bfe69" style:font-weight-asian="normal" style:font-weight-complex="normal"/>
    </style:style>
    <style:style style:name="T13" style:family="text">
      <style:text-properties fo:font-weight="normal" officeooo:rsid="0070a135" style:font-weight-asian="normal" style:font-weight-complex="normal"/>
    </style:style>
    <style:style style:name="T14" style:family="text">
      <style:text-properties fo:font-weight="bold" officeooo:rsid="00714d45" style:font-weight-asian="bold" style:font-weight-complex="bold"/>
    </style:style>
    <style:style style:name="T15" style:family="text">
      <style:text-properties officeooo:rsid="007e0639"/>
    </style:style>
    <style:style style:name="T16" style:family="text">
      <style:text-properties fo:language="en" fo:country="US"/>
    </style:style>
    <style:style style:name="T17" style:family="text">
      <style:text-properties fo:language="en" fo:country="US" officeooo:rsid="007e0639"/>
    </style:style>
    <style:style style:name="T18" style:family="text">
      <style:text-properties fo:language="en" fo:country="US" officeooo:rsid="0080e62f"/>
    </style:style>
    <style:style style:name="T19" style:family="text">
      <style:text-properties style:use-window-font-color="true" loext:opacity="0%" style:font-name="Times New Roman1" fo:font-size="14pt" fo:letter-spacing="0.0008in" officeooo:rsid="0056f400" style:font-name-asian="Times New Roman" style:font-size-asian="14pt" style:language-asian="zh" style:country-asian="CN" style:font-name-complex="Times New Roman" style:font-size-complex="14pt" style:language-complex="hi" style:country-complex="IN"/>
    </style:style>
    <style:style style:name="T20" style:family="text">
      <style:text-properties style:use-window-font-color="true" loext:opacity="0%" style:font-name="Times New Roman1" fo:font-size="14pt" fo:letter-spacing="0.0008in" officeooo:rsid="00714d45" style:font-name-asian="Times New Roman" style:font-size-asian="14pt" style:language-asian="zh" style:country-asian="CN" style:font-name-complex="Times New Roman" style:font-size-complex="14pt" style:language-complex="hi" style:country-complex="IN"/>
    </style:style>
    <style:style style:name="T21" style:family="text">
      <style:text-properties style:use-window-font-color="true" loext:opacity="0%" style:font-name="Times New Roman1" fo:font-size="14pt" fo:letter-spacing="0.0008in" fo:font-weight="normal"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T22" style:family="text">
      <style:text-properties style:use-window-font-color="true" loext:opacity="0%" style:font-name="Times New Roman1" fo:font-size="14pt" fo:letter-spacing="0.0008in" fo:font-weight="normal" officeooo:rsid="00714d45"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T23" style:family="text">
      <style:text-properties style:use-window-font-color="true" loext:opacity="0%" style:font-name="Times New Roman1" fo:font-size="14pt" fo:letter-spacing="0.0008in" fo:font-weight="normal" officeooo:rsid="0081555d"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T24" style:family="text">
      <style:text-properties officeooo:rsid="007f2ed3"/>
    </style:style>
    <style:style style:name="T25" style:family="text">
      <style:text-properties officeooo:rsid="0080e62f"/>
    </style:style>
    <style:style style:name="T26" style:family="text">
      <style:text-properties fo:background-color="#ffffff" loext:char-shading-value="0"/>
    </style:style>
    <style:style style:name="T27" style:family="text">
      <style:text-properties officeooo:rsid="0081555d"/>
    </style:style>
    <style:style style:name="T28" style:family="text">
      <style:text-properties officeooo:rsid="00829ccd"/>
    </style:style>
    <style:style style:name="T29" style:family="text">
      <style:text-properties officeooo:rsid="0083eb4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ЦИФРОВОГО РАЗВИТИЯ, СВЯЗИ И МАССОВЫХ КОММУНИКАЦИЙ РОССИЙСКОЙ ФЕДЕРАЦИИ </text:p>
      <text:p text:style-name="P1"/>
      <text:p text:style-name="P1">ФЕДЕРАЛЬНОЕ ГОСУДАРСТВЕННОЕ БЮДЖЕТНОЕ ОБРАЗОВАТЕЛЬНОЕ УЧРЕЖДЕНИЕ ВЫСШЕГО ОБРАЗОВАНИЯ </text:p>
      <text:p text:style-name="P1">«САНКТ-ПЕТЕРБУРГСКИЙ ГОСУДАРСТВЕННЫЙ УНИВЕРСИТЕТ ТЕЛЕКОММУНИКАЦИЙ ИМ. ПРОФ. М.А. БОНЧ-БРУЕВИЧА» </text:p>
      <text:p text:style-name="P1">(СПбГУТ)</text:p>
      <text:p text:style-name="P2"/>
      <text:p text:style-name="P2"/>
      <text:p text:style-name="P2"/>
      <text:p text:style-name="P2"/>
      <text:p text:style-name="P2"/>
      <text:p text:style-name="P17">Практическая работа №<text:span text:style-name="T1">2</text:span></text:p>
      <text:p text:style-name="P18">по курсу</text:p>
      <text:p text:style-name="P19">«Проектирование и архитектура </text:p>
      <text:p text:style-name="P19">программных систем»</text:p>
      <text:p text:style-name="P3"/>
      <text:p text:style-name="P3"><text:s/></text:p>
      <text:p text:style-name="P20"/>
      <text:p text:style-name="P3"/>
      <text:p text:style-name="P3"/>
      <text:p text:style-name="P3"/>
      <text:p text:style-name="P3"/>
      <text:p text:style-name="P3"/>
      <text:p text:style-name="P3"/>
      <text:p text:style-name="P3"/>
      <text:p text:style-name="P3"/>
      <text:p text:style-name="P3"/>
      <text:p text:style-name="P3"/>
      <text:p text:style-name="P5"/>
      <text:p text:style-name="P6"><text:tab/><text:tab/><text:tab/><text:tab/> <text:s text:c="6"/><text:tab/><text:tab/><text:tab/><text:tab/><text:tab/><text:span text:style-name="T2">Выполнил:</text:span></text:p>
      <text:p text:style-name="P6"><text:span text:style-name="T2"><text:s/>с</text:span>тудент <text:span text:style-name="T2">группы ИКПИ-</text:span><text:span text:style-name="T3">11</text:span></text:p>
      <text:p text:style-name="P10">Дунаев В.Е.</text:p>
      <text:p text:style-name="P7"/>
      <text:p text:style-name="P8">Принял: </text:p>
      <text:p text:style-name="P9">Смирнов. К.А.</text:p>
      <text:p text:style-name="P2"/>
      <text:p text:style-name="P2"/>
      <text:p text:style-name="P2"/>
      <text:p text:style-name="P3">Санкт-Петербург</text:p>
      <text:p text:style-name="P4">202<text:span text:style-name="T4">4</text:span> г.</text:p>
      <text:p text:style-name="P35"/>
      <text:p text:style-name="P37"><text:soft-page-break/>Индивидуальный программный проект:</text:p>
      <text:p text:style-name="P35">Имя: «Оратор»</text:p>
      <text:p text:style-name="P35">Цель: помочь создателям аудио/видео контента выявлять ошибки, запинки, про<text:span text:style-name="T29">г</text:span>латывание окончания, неправильное произношение и т.д. в их речи на записанном файле</text:p>
      <text:p text:style-name="P35">Функциональные свойства:</text:p>
      <text:p text:style-name="P35">◦ Отображение списка таймкодов в аудиодорожке, в которых обнаружены дефекты речи</text:p>
      <text:p text:style-name="P35">◦ Вывод краткого описания каждого дефекта</text:p>
      <text:p text:style-name="P35">◦ Интеграция с популярными программами для обработки аудио и видео</text:p>
      <text:p text:style-name="P21">Качественные показатели программного компонента</text:p>
      <text:p text:style-name="P11">1) Объём и сложность</text:p>
      <text:list text:style-name="L4">
        <text:list-item>
          <text:p text:style-name="P42"><text:span text:style-name="T19">Объ</text:span><text:span text:style-name="T20">ё</text:span><text:span text:style-name="T19">м: Ожидается, что проект будет включать около 5000 строк кода, охватывающих функции обработки аудиофайлов, анализа речи и интеграции с другими программами.</text:span></text:p>
        </text:list-item>
        <text:list-item>
          <text:p text:style-name="P42"><text:span text:style-name="T19">Сложность: Проект будет включать алгоритмы для распознавания речи и анализа звуковых сигналов с использованием нейронных сетей, что может привести к высокой цикломатической сложности. </text:span></text:p>
        </text:list-item>
      </text:list>
      <text:p text:style-name="P36"><text:span text:style-name="T14">2) Достоверность результатов</text:span></text:p>
      <text:p text:style-name="P45"><text:span text:style-name="T21">Этот показатель указывает на степень уверенности в том, что компонент выполняет свои функции правильно. Достоверность может оцениваться через тестирование и использование в реальных условиях.</text:span></text:p>
      <text:list text:style-name="L6">
        <text:list-item>
          <text:p text:style-name="P44"><text:span text:style-name="T22">Пользовательское тестирование: Запланиров</text:span><text:span text:style-name="T23">ано</text:span><text:span text:style-name="T22"> тестирование с 10-15 пользователями, которые будут использовать приложение на своих аудиозаписях, чтобы собрать обратную связь о точности выявления дефектов.</text:span></text:p>
        </text:list-item>
      </text:list>
      <text:p text:style-name="P38"/>
      <text:p text:style-name="P12">3) Надёжность</text:p>
      <text:p text:style-name="P14">Над<text:span text:style-name="T5">ё</text:span>жность показывает, насколько компонент работает без сбоев и ошибок. Это включает:</text:p>
      <text:list text:style-name="List_20_1">
        <text:list-item>
          <text:p text:style-name="P25"><text:soft-page-break/>Устойчивость к сбоям: <text:span text:style-name="T5">с</text:span>пособность компонента продолжать функционировать при возникновении ошибок или в нестандартных условиях<text:span text:style-name="T27">(</text:span><text:span text:style-name="T10">удаление рабочего аудиофайа, ввод неверных отрезков времени, анализ поврежденного аудиофайла, и т.д.)</text:span>;</text:p>
        </text:list-item>
        <text:list-item>
          <text:p text:style-name="P25">Время безотказной работы — <text:span text:style-name="T5">п</text:span>ериод, в течение которого компонент работает без сбоев. Это можно выразить в процентном отношении : 99.9% времени.</text:p>
        </text:list-item>
      </text:list>
      <text:p text:style-name="P12">4) Быстродействие</text:p>
      <text:p text:style-name="P14">Быстродействие отражает, насколько быстро компонент выполняет свои функции. Основные аспекты быстродействия:</text:p>
      <text:list xml:id="list112349849078472" text:continue-numbering="true" text:style-name="List_20_1">
        <text:list-item>
          <text:p text:style-name="P26">Скорость обработки : Скорость алгоритмов анализа речи будут зависеть от мощности графического процессора пользователя. При использовании видеокарт Nvidia RTX время обработки одного аудиофайла длиной 5 минут не будет превышать 1 минуты;</text:p>
        </text:list-item>
        <text:list-item>
          <text:p text:style-name="P26">Время отклика: Время отклика интерфейса не превысит 1 секунды при взаимодействии с пользователем;</text:p>
        </text:list-item>
        <text:list-item>
          <text:p text:style-name="P25">Использование ресурсов: <text:span text:style-name="T28">приложение во время первого анализа аудиофайла использует не более 6 ГБ оперативной памяти и все ресурсы графичекого процессора. Это связано с использованием нейронной сети для анализа ошибок.</text:span></text:p>
        </text:list-item>
      </text:list>
      <text:p text:style-name="P39"/>
      <text:p text:style-name="P23">Характеристики качества программного обеспечения</text:p>
      <text:p text:style-name="P12">1) Функциональность</text:p>
      <text:p text:style-name="P14"><text:span text:style-name="T6">Функциональность — насколько хорошо программа выполняет свои задачи и насколько она соответствует требованиям пользователей. Она включает в себя:</text:span></text:p>
      <text:list text:style-name="L3">
        <text:list-item>
          <text:p text:style-name="P40">Полнота функций: Все заявленные функции (выявление запинок, неправильного произношения, <text:span text:style-name="T25">отображение на временной линии</text:span> и т.д.) должны работать корректно и предоставлять пользователю возможность детального анализа.</text:p>
        </text:list-item>
        <text:list-item>
          <text:p text:style-name="P41"><text:soft-page-break/>Точность: Функция выявления дефектов должна иметь точность не менее 85%, что будет проверяться на тестовых наборах данных. </text:p>
        </text:list-item>
      </text:list>
      <text:p text:style-name="P12">2) Надёжность</text:p>
      <text:p text:style-name="P14"><text:span text:style-name="T6">Над</text:span><text:span text:style-name="T7">ё</text:span><text:span text:style-name="T6">жность характеризует, насколько устойчива программа к сбоям и насколько стабильно она работает:</text:span></text:p>
      <text:list text:continue-list="list112349849078472" text:style-name="List_20_1">
        <text:list-item>
          <text:p text:style-name="P26"><text:span text:style-name="T8">Устойчивость к сбоям: Программа должна корректно обрабатывать ошибки, такие как поврежденные аудиофайлы, без краха приложения.</text:span></text:p>
        </text:list-item>
        <text:list-item>
          <text:p text:style-name="P31">Долговечность: Ожидается, что <text:span text:style-name="T17">п</text:span><text:span text:style-name="T15">лагин</text:span> сможет работать без перезапуска в течение <text:span text:style-name="T15">недели </text:span>при непрерывном использовании.</text:p>
        </text:list-item>
        <text:list-item>
          <text:p text:style-name="P30">Восстанавливаемость — насколько легко и быстро можно вернуть систему в рабочее состояние после сбоя.</text:p>
        </text:list-item>
      </text:list>
      <text:p text:style-name="P13">3) Практичность</text:p>
      <text:p text:style-name="P15">Практичность касается того, насколько программное обеспечение оправдывает затраченные усилия и ресурсы:</text:p>
      <text:list text:continue-numbering="true" text:style-name="List_20_1">
        <text:list-item>
          <text:p text:style-name="P33">Экономичность: <text:span text:style-name="T15">И</text:span>спользование ресурсов <text:span text:style-name="T15">будет оптимизировано </text:span>так, чтобы приложение не <text:span text:style-name="T15">потребляло</text:span> более <text:span text:style-name="T15">6 ГБ</text:span> оперативной памяти при анализе аудиофайлов.</text:p>
        </text:list-item>
        <text:list-item>
          <text:p text:style-name="P32">Удобство в эксплуатации: пользователю <text:span text:style-name="T24">легко </text:span>взаимодействовать с программой и <text:span text:style-name="T24">проводить анализ голоса</text:span> <text:span text:style-name="T24">с минимальным количеством шагов</text:span>.</text:p>
        </text:list-item>
      </text:list>
      <text:p text:style-name="P13">4) Эффективность</text:p>
      <text:p text:style-name="P15">Эффективность определяет, насколько хорошо приложение выполняет свои функции с учетом ресурсов:</text:p>
      <text:list text:continue-numbering="true" text:style-name="List_20_1">
        <text:list-item>
          <text:p text:style-name="P28"><text:span text:style-name="T6">Скорость работы: </text:span><text:span text:style-name="T9">завит от характеристик видеокарты пользователя. </text:span><text:span text:style-name="T6">При использовании видеокарт Nvidia RTX время обработки одного аудиофайла длиной 5 минут не будет превышать 1 минуты</text:span></text:p>
        </text:list-item>
        <text:list-item>
          <text:p text:style-name="P27"><text:span text:style-name="T6">Использование ресурсов: </text:span><text:span text:style-name="T9">приложение в основном использует не более 6 ГБ оперативной памяти и во время первичной обработки аудиофала всю память и мощность графического процессора.</text:span><text:span text:style-name="T6"> </text:span></text:p>
        </text:list-item>
        <text:list-item>
          <text:p text:style-name="P28"><text:soft-page-break/><text:span text:style-name="T6">Отзывчивость: </text:span><text:span text:style-name="T9">в</text:span><text:span text:style-name="T6">ремя отклика интерфейса не превысит 1 секунды при взаимодействии с пользователем..</text:span></text:p>
        </text:list-item>
      </text:list>
      <text:p text:style-name="P13">5) Сопровождаемость</text:p>
      <text:p text:style-name="P15">Сопровождаемость — показывает на сколько легко код может быть модифицирован и обновлён:</text:p>
      <text:list text:continue-numbering="true" text:style-name="List_20_1">
        <text:list-item>
          <text:p text:style-name="P32">Читаемость кода — насколько простой и структурированный код, чтобы другие разработчики могли его беспроблемно понять и доработать;</text:p>
        </text:list-item>
        <text:list-item>
          <text:p text:style-name="P32">Модульность — насколько легко вносить изменения в отдельные части кода, не затрагивая всё приложение;</text:p>
        </text:list-item>
        <text:list-item>
          <text:p text:style-name="P27"><text:span text:style-name="T6">Документирование — </text:span><text:span text:style-name="T8">н</text:span><text:span text:style-name="T6">аличие полной докуметации, которая помогает в понимании кода.</text:span></text:p>
        </text:list-item>
      </text:list>
      <text:p text:style-name="P13">6) Переносимость</text:p>
      <text:p text:style-name="P15">Переносимость — это способность программного обеспечения работать в разных средах и платформах:</text:p>
      <text:list text:continue-numbering="true" text:style-name="List_20_1">
        <text:list-item>
          <text:p text:style-name="P34">Совместимость: <text:span text:style-name="T25">приложение разрабатывается для интеграции с различными видео-редакторами (</text:span><text:span text:style-name="T18">Davinchi Resolve, Vegas Pro, </text:span><text:span text:style-name="T25">и т.д.). <text:s/>Оно может запускаться на любой операционной системе которую поддерживает видео-редактор. </text:span></text:p>
        </text:list-item>
        <text:list-item>
          <text:p text:style-name="P33">Требования к окружению: <text:span text:style-name="T25">приложение для работы требует наличие графического процессора</text:span><text:span text:style-name="T18"> Nvidia</text:span><text:span text:style-name="T25"> желательно серии</text:span><text:span text:style-name="T18"> RTX</text:span><text:span text:style-name="T25"> с установленными для него драйверами. При использовании других серий видеокарт указанная скорость работы не гарантируется</text:span><text:span text:style-name="T16"> </text:span></text:p>
        </text:list-item>
      </text:list>
      <text:p text:style-name="P24"/>
      <text:p text:style-name="P22">Выводы</text:p>
      <text:p text:style-name="P16"><text:span text:style-name="T11">В </text:span><text:span text:style-name="T12">ходе проведенной </text:span><text:span text:style-name="T13">практической</text:span><text:span text:style-name="T12"> работы </text:span><text:span text:style-name="T13">были описаны качественные показатели программного компонента и шесть характеристик качества программного обеспечения применительно к индивидуальному программному проекту.</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roman" style:font-pitch="variable"/>
    <style:font-face style:name="Inter" svg:font-family="Inter, 'Inter Fallback', ui-sans-serif, system-ui,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roman" style:font-pitch="variable"/>
    <style:font-face style:name="NSimSun" svg:font-family="NSimSun" style:font-family-generic="roman"/>
    <style:font-face style:name="Noto Sans CJK SC" svg:font-family="'Noto Sans CJK SC'" style:font-family-generic="roman"/>
    <style:font-face style:name="Noto Sans Devanagari" svg:font-family="'Noto Sans Devanagari'" style:font-family-generic="roman"/>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ru" fo:country="RU" style:letter-kerning="false" style:font-name-asian="Calibri"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1" fo:font-family="Calibri" style:font-family-generic="roman" style:font-pitch="variable" fo:font-size="12pt" fo:language="ru" fo:country="RU" style:letter-kerning="false" style:font-name-asian="Calibri" style:font-family-asian="Calibri" style:font-family-generic-asian="roman" style:font-size-asian="12pt" style:language-asian="en" style:country-asian="US"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name-complex="Noto Sans Devanagari" style:font-family-complex="'Noto Sans Devanagari'" style:font-family-generic-complex="roman" style:font-size-complex="14pt"/>
    </style:style>
    <style:style style:name="Text_20_body" style:display-name="Text body" style:family="paragraph" style:parent-style-name="Standard" loext:linked-style-name="Основной_20_текст_20_Знак" style:class="text">
      <style:paragraph-properties fo:orphans="0" fo:widows="0"/>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size-complex="14pt"/>
    </style:style>
    <style:style style:name="List" style:family="paragraph" style:parent-style-name="Text_20_body" style:class="list">
      <style:text-properties style:font-name="Calibri1" fo:font-family="Calibri" style:font-family-generic="roman" style:font-pitch="variable" style:font-name-complex="Noto Sans Devanagari" style:font-family-complex="'Noto Sans Devanagari'"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style:font-name="Calibri1" fo:font-family="Calibri" style:font-family-generic="roman" style:font-pitch="variable" fo:font-size="12pt" fo:font-style="italic" style:font-size-asian="12pt" style:font-style-asian="italic" style:font-name-complex="Noto Sans Devanagari" style:font-family-complex="'Noto Sans Devanagari'"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roman" style:font-pitch="variable" fo:language="zxx" fo:country="none" style:language-asian="zxx" style:country-asian="none" style:font-name-complex="Noto Sans Devanagari" style:font-family-complex="'Noto Sans Devanagari'" style:font-family-generic-complex="roman" style:language-complex="zxx" style:country-complex="none"/>
    </style:style>
    <style:style style:name="Table_20_Paragraph" style:display-name="Table Paragraph" style:family="paragraph" style:parent-style-name="Standard">
      <style:paragraph-properties fo:orphans="0" fo:widows="0"/>
      <style:text-properties style:font-name="Times New Roman1" fo:font-family="'Times New Roman'" style:font-family-generic="roman" style:font-pitch="variable" fo:font-size="11pt" style:font-name-asian="Times New Roman" style:font-family-asian="'Times New Roman'" style:font-family-generic-asian="roman" style:font-size-asian="11pt" style:font-size-complex="11p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text-properties style:font-name="Calibri1" fo:font-family="Calibri" style:font-family-generic="roman" style:font-pitch="variable" fo:font-size="11pt" style:font-name-asian="Calibri" style:font-family-asian="Calibri" style:font-family-generic-asian="roman" style:font-size-asian="11pt" style:font-name-complex="Tahoma" style:font-family-complex="Tahoma" style:font-family-generic-complex="roman"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line-height="100%" fo:hyphenation-ladder-count="no-limit" style:vertical-align="baseline"/>
      <style:text-properties style:font-name="Times New Roman1" fo:font-family="'Times New Roman'" style:font-family-generic="roman" style:font-pitch="variable" fo:font-size="20pt" fo:font-weight="bold" style:letter-kerning="true" style:font-name-asian="NSimSun" style:font-family-asian="NSimSun" style:font-family-generic-asian="roman" style:font-size-asian="20pt" style:language-asian="zh" style:country-asian="CN" style:font-weight-asian="bold" style:font-name-complex="Times New Roman" style:font-family-complex="'Times New Roman'" style:font-family-generic-complex="roman" style:font-size-complex="20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Emphasis" style:family="text" style:parent-style-name="Default_20_Paragraph_20_Font">
      <style:text-properties fo:color="#000000" loext:opacity="100%" style:font-name="Times New Roman1" fo:font-family="'Times New Roman'" style:font-family-generic="roman" style:font-pitch="variable" fo:font-size="14pt" style:font-size-asian="14pt" style:font-style-complex="italic"/>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name-complex="Times New Roman" style:font-family-complex="'Times New Roman'" style:font-family-generic-complex="roman" style:font-size-complex="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5" number:min-decimal-places="5"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5T17:19:00</meta:creation-date>
    <meta:initial-creator>Dell</meta:initial-creator>
    <dc:language>en-US</dc:language>
    <dc:date>2024-11-28T11:23:36.214000000</dc:date>
    <meta:editing-cycles>78</meta:editing-cycles>
    <meta:editing-duration>P1DT17H56M47S</meta:editing-duration>
    <meta:generator>LibreOffice/24.2.3.2$Windows_x86 LibreOffice_project/433d9c2ded56988e8a90e6b2e771ee4e6a5ab2ba</meta:generator>
    <meta:print-date>2024-11-28T10:32:58.913000000</meta:print-date>
    <meta:printed-by>PDF files</meta:printed-by>
    <meta:document-statistic meta:table-count="0" meta:image-count="0" meta:object-count="0" meta:page-count="5" meta:paragraph-count="69" meta:word-count="749" meta:character-count="6031" meta:non-whitespace-character-count="5336"/>
    <meta:user-defined meta:name="AppVersion">15.0000</meta:user-defined>
    <meta:user-defined meta:name="Company">SPecialiST RePack</meta:user-defined>
    <meta:template xlink:type="simple" xlink:actuate="onRequest" xlink:title="Normal.dotm" xlink:href=""/>
  </office:meta>
</office:document-meta>
</file>